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15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16" style:parent-style-name="Основнойшрифтабзаца" style:family="text">
      <style:text-properties fo:font-weight="bold" style:font-weight-asian="bold" fo:font-size="16pt" style:font-size-asian="16pt" style:font-size-complex="16pt" fo:language="en" fo:country="US"/>
    </style:style>
    <style:style style:name="T17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5" style:parent-style-name="Standard" style:family="paragraph">
      <style:paragraph-properties fo:text-align="justify"/>
    </style:style>
    <style:style style:name="T5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0" style:parent-style-name="Standard" style:family="paragraph">
      <style:paragraph-properties fo:text-align="justify" fo:text-indent="0.5in">
        <style:tab-stops>
          <style:tab-stop style:type="left" style:position="0.4819in"/>
        </style:tab-stops>
      </style:paragraph-properties>
      <style:text-properties fo:font-size="14pt" style:font-size-asian="14pt" style:font-size-complex="14pt"/>
    </style:style>
    <style:style style:name="P6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2" style:parent-style-name="Standard" style:list-style-name="WW8Num3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4" style:parent-style-name="Standard" style:family="paragraph">
      <style:paragraph-properties fo:text-align="justify" fo:text-indent="0.5in"/>
      <style:text-properties fo:font-size="14pt" style:font-size-asian="14pt" style:font-size-complex="14pt"/>
    </style:style>
    <style:style style:name="P6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6" style:parent-style-name="Standard" style:list-style-name="WW8Num1" style:family="paragraph">
      <style:paragraph-properties fo:text-align="justify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69" style:parent-style-name="Основнойшрифтабзаца" style:family="text">
      <style:text-properties fo:font-style="italic" style:font-style-asian="italic" style:font-style-complex="italic" style:text-position="sub 64.2%"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P72" style:parent-style-name="Standard" style:family="paragraph">
      <style:paragraph-properties>
        <style:tab-stops>
          <style:tab-stop style:type="left" style:position="1.75in"/>
          <style:tab-stop style:type="left" style:position="3.0104in"/>
          <style:tab-stop style:type="left" style:position="4.2604in"/>
          <style:tab-stop style:type="left" style:position="5.5312in"/>
        </style:tab-stops>
      </style:paragraph-properties>
      <style:text-properties fo:font-size="14pt" style:font-size-asian="14pt" style:font-size-complex="14pt"/>
    </style:style>
    <style:style style:name="P73" style:parent-style-name="Standard" style:list-style-name="WW8Num1" style:family="paragraph">
      <style:paragraph-properties fo:text-align="justify" fo:margin-top="0.118in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76" style:parent-style-name="Основнойшрифтабзаца" style:family="text">
      <style:text-properties fo:font-style="italic" style:font-style-asian="italic" style:font-style-complex="italic" style:text-position="sub 64.2%"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P78" style:parent-style-name="Standard" style:family="paragraph">
      <style:paragraph-properties>
        <style:tab-stops>
          <style:tab-stop style:type="left" style:position="1.75in"/>
          <style:tab-stop style:type="left" style:position="3.0104in"/>
          <style:tab-stop style:type="left" style:position="4.2604in"/>
          <style:tab-stop style:type="left" style:position="5.5312in"/>
        </style:tab-stops>
      </style:paragraph-properties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P81" style:parent-style-name="Standard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82" style:parent-style-name="Standard" style:list-style-name="WW8Num3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4" style:parent-style-name="Standard" style:family="paragraph">
      <style:paragraph-properties fo:text-align="justify" fo:text-indent="0.5in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88" style:parent-style-name="Основнойшрифтабзаца" style:family="text">
      <style:text-properties fo:font-style="italic" style:font-style-asian="italic" style:font-style-complex="italic" style:text-position="sub 64.2%"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P90" style:parent-style-name="Standard" style:family="paragraph">
      <style:paragraph-properties>
        <style:tab-stops>
          <style:tab-stop style:type="left" style:position="1.75in"/>
          <style:tab-stop style:type="left" style:position="3.0104in"/>
          <style:tab-stop style:type="left" style:position="4.2604in"/>
          <style:tab-stop style:type="left" style:position="5.5312in"/>
        </style:tab-stops>
      </style:paragraph-properties>
      <style:text-properties fo:font-size="14pt" style:font-size-asian="14pt" style:font-size-complex="14pt"/>
    </style:style>
    <style:style style:name="P9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paragraph-properties fo:text-indent="0.5in"/>
      <style:text-properties fo:font-size="14pt" style:font-size-asian="14pt" style:font-size-complex="14pt"/>
    </style:style>
    <style:style style:name="P95" style:parent-style-name="Standard" style:family="paragraph">
      <style:paragraph-properties fo:text-indent="0.5in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P102" style:parent-style-name="Standard" style:family="paragraph">
      <style:paragraph-properties fo:text-indent="0.5in"/>
      <style:text-properties fo:font-size="14pt" style:font-size-asian="14pt" style:font-size-complex="14pt"/>
    </style:style>
    <style:style style:name="P103" style:parent-style-name="Standard" style:family="paragraph">
      <style:paragraph-properties fo:text-indent="0.5in"/>
      <style:text-properties fo:font-size="14pt" style:font-size-asian="14pt" style:font-size-complex="14pt"/>
    </style:style>
    <style:style style:name="P104" style:parent-style-name="Standard" style:family="paragraph">
      <style:paragraph-properties fo:text-indent="0.5in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P108" style:parent-style-name="Standard" style:family="paragraph">
      <style:paragraph-properties fo:text-indent="0.5in"/>
      <style:text-properties fo:font-size="14pt" style:font-size-asian="14pt" style:font-size-complex="14pt"/>
    </style:style>
    <style:style style:name="P109" style:parent-style-name="Standard" style:family="paragraph">
      <style:paragraph-properties fo:text-indent="0.5in"/>
      <style:text-properties fo:font-size="14pt" style:font-size-asian="14pt" style:font-size-complex="14pt"/>
    </style:style>
    <style:style style:name="P110" style:parent-style-name="Standard" style:family="paragraph">
      <style:paragraph-properties fo:text-indent="0.5in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P131" style:parent-style-name="Standard" style:family="paragraph">
      <style:paragraph-properties fo:text-indent="0.5in"/>
      <style:text-properties fo:font-size="14pt" style:font-size-asian="14pt" style:font-size-complex="14pt"/>
    </style:style>
    <style:style style:name="P132" style:parent-style-name="Standard" style:family="paragraph">
      <style:paragraph-properties fo:text-indent="0.5in"/>
      <style:text-properties fo:font-size="14pt" style:font-size-asian="14pt" style:font-size-complex="14pt"/>
    </style:style>
    <style:style style:name="P133" style:parent-style-name="Standard" style:family="paragraph">
      <style:paragraph-properties fo:text-indent="0.5in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36" style:parent-style-name="Основнойшрифтабзаца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4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45" style:parent-style-name="Основнойшрифтабзаца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1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4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4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4" style:parent-style-name="Основнойшрифтабзаца" style:family="text">
      <style:text-properties style:font-weight-complex="bold" style:text-position="sub 64.2%" fo:font-size="14pt" style:font-size-asian="14pt" style:font-size-complex="14pt"/>
    </style:style>
    <style:style style:name="T1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6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62" style:parent-style-name="Основнойшрифтабзаца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P16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6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P167" style:parent-style-name="Standard" style:family="paragraph">
      <style:paragraph-properties fo:text-indent="0.5in"/>
      <style:text-properties fo:font-size="14pt" style:font-size-asian="14pt" style:font-size-complex="14pt"/>
    </style:style>
    <style:style style:name="P16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0" style:parent-style-name="Standard" style:family="paragraph">
      <style:paragraph-properties fo:text-align="center"/>
      <style:text-properties fo:font-size="14pt" style:font-size-asian="14pt" style:font-size-complex="14p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ГАОУ ВПО «УрФУ имени первого Президента России Б. Н. Ельцина»</text:p>
      <text:p text:style-name="P3">ИРИТ-РТФ</text:p>
      <text:p text:style-name="P4">Центр ускоренного обучения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 ПО ДОМАШНЕМУ<text:s/></text:span><text:span text:style-name="T15">ЗАДАНИЮ<text:s/></text:span><text:span text:style-name="T16">N</text:span><text:span text:style-name="T17"><text:s/>2</text:span></text:p>
      <text:p text:style-name="P18"/>
      <text:p text:style-name="P19">по дисциплине «Язык и технологии программирования»</text:p>
      <text:p text:style-name="P20"/>
      <text:p text:style-name="P21"/>
      <text:p text:style-name="P22"><text:span text:style-name="T23">Тема:<text:s/></text:span><text:span text:style-name="T24">Системы <text:s/>счисления. Формы представления<text:s/></text:span><text:span text:style-name="T25"><text:line-break/></text:span><text:span text:style-name="T26">в ЭВМ числовых данных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Студент группы<text:s/>РИВ-170027у<text:s/>(662): <text:s text:c="11"/><text:tab/><text:tab/><text:tab/>Э. Ю. Азымов</text:p>
      <text:p text:style-name="P39">Преподаватель: <text:s text:c="44"/><text:tab/><text:tab/><text:tab/>С. И. Тимошенко,</text:p>
      <text:p text:style-name="P40"><text:s text:c="70"/><text:tab/><text:tab/><text:tab/><text:tab/>доц., к. т. н.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Екатеринбург 2017</text:p>
      <text:soft-page-break/>
      <text:p text:style-name="P53">СОДЕРЖАНИЕ</text:p>
      <text:p text:style-name="P54"/>
      <text:p text:style-name="P55"><text:span text:style-name="T56">1<text:s/></text:span><text:span text:style-name="T57">Постановка</text:span><text:span text:style-name="T58"><text:s/>задачи</text:span></text:p>
      <text:p text:style-name="P59"/>
      <text:p text:style-name="P60">Просмотреть формальные правила двоичной арифметики.</text:p>
      <text:p text:style-name="P61"/>
      <text:list text:style-name="WW8Num3" text:continue-numbering="true">
        <text:list-item>
          <text:list>
            <text:list-item>
              <text:p text:style-name="P62">Перевод чисел из одной системы счисления в другую</text:p>
            </text:list-item>
          </text:list>
        </text:list-item>
      </text:list>
      <text:p text:style-name="P63"/>
      <text:p text:style-name="P64">Используя правила перевода числовой информации из одной позиционной системы в другую:</text:p>
      <text:p text:style-name="P65"/>
      <text:list text:style-name="WW8Num1">
        <text:list-item text:start-value="1">
          <text:p text:style-name="P66"><text:span text:style-name="T67">Перевести десятичное число<text:s/></text:span><text:span text:style-name="T68">А</text:span><text:span text:style-name="T69">10<text:s/></text:span><text:span text:style-name="T70">в двоичную систему<text:s/></text:span><text:span text:style-name="T71">счисления с точностью до пяти знаков после запятой.</text:span></text:p>
        </text:list-item>
      </text:list>
      <text:p text:style-name="P72">11) 932,581.</text:p>
      <text:list text:style-name="WW8Num1" text:continue-numbering="true">
        <text:list-item>
          <text:p text:style-name="P73"><text:span text:style-name="T74">Перевести двоичное число<text:s/></text:span><text:span text:style-name="T75">А</text:span><text:span text:style-name="T76">2</text:span><text:span text:style-name="T77"><text:s/>в десятичную систему счисления.</text:span></text:p>
        </text:list-item>
      </text:list>
      <text:p text:style-name="P78"><text:span text:style-name="T79">11) <text:s/></text:span><text:span text:style-name="T80">10011010.</text:span></text:p>
      <text:p text:style-name="P81"/>
      <text:list text:style-name="WW8Num3" text:continue-numbering="true">
        <text:list-item>
          <text:list>
            <text:list-item>
              <text:p text:style-name="P82">Формы представления числовой информации</text:p>
            </text:list-item>
          </text:list>
        </text:list-item>
      </text:list>
      <text:p text:style-name="P83"/>
      <text:p text:style-name="P84"><text:span text:style-name="T85">Записать в нормализованном виде машинное изображение в форме с плавающей з</text:span><text:span text:style-name="T86">апятой для десятичного числа <text:s/></text:span><text:span text:style-name="T87">А</text:span><text:span text:style-name="T88">10<text:s/></text:span><text:span text:style-name="T89">, если для мантиссы имеется шесть двоичных разрядов со знаком и для порядков – три двоичных разряда со знаком.</text:span></text:p>
      <text:p text:style-name="P90">11) 9,325.</text:p>
      <text:p text:style-name="P91"/>
      <text:p text:style-name="P92">2 Результаты проделанной работы</text:p>
      <text:p text:style-name="P93"/>
      <text:p text:style-name="P94">1) Перевести число 932.581 в двоичную систему счисления с точностью до пяти знаков после запятой.</text:p>
      <text:p text:style-name="P95"><text:span text:style-name="T96">932.581</text:span><text:span text:style-name="T97">10</text:span><text:span text:style-name="T98"><text:s/>= 932</text:span><text:span text:style-name="T99">10</text:span><text:span text:style-name="T100"><text:s/>+ 0.581</text:span><text:span text:style-name="T101">10</text:span></text:p>
      <text:p text:style-name="P102">Для того, чтобы перевести число 932 в двоичную систему счисления, будем делить число на 2 пока не получим ноль целых, остаток от деления будем записывать в результат. При переводе получилось двоичное число 1110100100.</text:p>
      <text:p text:style-name="P103">Для перевода десятичной части числа 0.581 будем последовательно умножать дробную часть на 2. Если полученное число больше единицы, записываем единицу в результат, а остаток продолжаем умножать на два, иначе записываем в результат<text:s/>ноль. При переводе получилось двоичное число 0.10011.</text:p>
      <text:p text:style-name="P104"><text:span text:style-name="T105">Сложим два результата и получим число<text:s/></text:span><text:span text:style-name="T106">1110100100.10011</text:span><text:span text:style-name="T107">.</text:span></text:p>
      <text:p text:style-name="P108"/>
      <text:p text:style-name="P109">2) Перевести двоичное число 10011010 в десятичную систему счисления.</text:p>
      <text:p text:style-name="P110"><text:span text:style-name="T111">Число в десятичной системе счисления = 1 * 2</text:span><text:span text:style-name="T112">7</text:span><text:span text:style-name="T113"><text:s/>+ 0 * 2</text:span><text:span text:style-name="T114">6</text:span><text:span text:style-name="T115"><text:s/>+ 0 * 2</text:span><text:span text:style-name="T116">5</text:span><text:span text:style-name="T117"><text:s/>+ 1 * 2</text:span><text:span text:style-name="T118">4</text:span><text:span text:style-name="T119"><text:s/>+ 1</text:span><text:span text:style-name="T120"><text:s/>* 2</text:span><text:span text:style-name="T121">3</text:span><text:span text:style-name="T122"><text:s/>+ 0 * 2</text:span><text:span text:style-name="T123">2</text:span><text:span text:style-name="T124"><text:s/>+ 1 * 2</text:span><text:span text:style-name="T125">1</text:span><text:span text:style-name="T126"><text:s/>+ 0 * 2</text:span><text:span text:style-name="T127">0</text:span><text:span text:style-name="T128"><text:s/>=<text:s/></text:span><text:span text:style-name="T129">154</text:span><text:span text:style-name="T130">.</text:span></text:p>
      <text:p text:style-name="P131"/>
      <text:soft-page-break/>
      <text:p text:style-name="P132">3) Записать в нормализованном виде машинное изображение в форме с плавающей запятой для десятичного числа <text:s/>9.325, если для мантиссы имеется шесть двоичных разрядов со знаком и для порядков – три двоичных разряда со<text:s/>знаком.</text:p>
      <text:p text:style-name="P133"><text:span text:style-name="T134">Число 9.325 в нормализованном виде записывается как<text:s/></text:span><text:span text:style-name="T135">9.325 * 10</text:span><text:span text:style-name="T136">0</text:span><text:span text:style-name="T137">, где 9.325 — это мантисса, а 10</text:span><text:span text:style-name="T138">0</text:span><text:span text:style-name="T139"><text:s/>— порядок.</text:span><text:span text:style-name="T140"><text:s/></text:span><text:span text:style-name="T141">После перевода в нормализованный вид число будет выглядеть вот так</text:span><text:span text:style-name="T142">:<text:s/></text:span><text:span text:style-name="T143">0,</text:span><text:span text:style-name="T144">9325 * 10</text:span><text:span text:style-name="T145">1</text:span><text:span text:style-name="T146">.</text:span><text:span text:style-name="T147"><text:s/>Так как идет речь о машинном изображении</text:span><text:span text:style-name="T148">,</text:span><text:span text:style-name="T149"><text:s/>переведем число в двоичное представление</text:span><text:span text:style-name="T150"><text:s/>мантиссы</text:span><text:span text:style-name="T151">:<text:s/></text:span><text:span text:style-name="T152">0</text:span><text:span text:style-name="T153">,9325</text:span><text:span text:style-name="T154">10</text:span><text:span text:style-name="T155"><text:s/>=<text:s/></text:span><text:span text:style-name="T156">0,111011</text:span><text:span text:style-name="T157">.</text:span><text:span text:style-name="T158"><text:s/></text:span><text:span text:style-name="T159">Конечный результат</text:span><text:span text:style-name="T160">:<text:s/></text:span><text:span text:style-name="T161">0,111011 * 10</text:span><text:span text:style-name="T162">1</text:span></text:p>
      <text:p text:style-name="P163"/>
      <text:p text:style-name="Standard"><text:span text:style-name="T164">3<text:s/></text:span><text:span text:style-name="T165">Анализ полученных результатов</text:span></text:p>
      <text:p text:style-name="P166"/>
      <text:p text:style-name="P167">В результате проделанной работы были получены навыки по переводу десятичных чисел в двоичные и наоборот.</text:p>
      <text:p text:style-name="P168"/>
      <text:p text:style-name="P169"/>
      <text:p text:style-name="P1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="Arial" style:font-name-asian="Arial" style:font-name-complex="Tahoma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asian="Arial"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asian="Arial" style:font-name-complex="Tahoma" fo:hyphenate="false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text:list-style style:name="WW8Num3" style:display-name="WW8Num3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Федеральное агентство по образованию</dc:title>
    <meta:initial-creator>Tim</meta:initial-creator>
    <dc:creator>User</dc:creator>
    <meta:creation-date>2007-12-17T17:47:00Z</meta:creation-date>
    <dc:date>2017-10-07T10:03:00Z</dc:date>
    <meta:template xlink:href="Normal" xlink:type="simple"/>
    <meta:editing-cycles>42</meta:editing-cycles>
    <meta:editing-duration>PT2196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5" meta:word-count="429" meta:character-count="2874" meta:row-count="20" meta:non-whitespace-character-count="2450"/>
  </office:meta>
</office:document-meta>
</file>